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965in"/>
    </style:style>
    <style:style style:name="T2" style:parent-style-name="DefaultParagraphFont" style:family="text">
      <style:text-properties fo:font-size="10.5pt" style:font-size-asian="10.5pt" fo:language="tr" fo:country="TR"/>
    </style:style>
    <style:style style:name="P3" style:parent-style-name="Textbody" style:family="paragraph">
      <style:text-properties fo:font-size="10.5pt" style:font-size-asian="10.5pt" fo:language="tr" fo:country="TR"/>
    </style:style>
    <style:style style:name="P4" style:parent-style-name="Textbody" style:family="paragraph">
      <style:text-properties fo:font-size="10.5pt" style:font-size-asian="10.5pt" fo:language="tr" fo:country="TR"/>
    </style:style>
    <style:style style:name="T5" style:parent-style-name="DefaultParagraphFont" style:family="text">
      <style:text-properties fo:font-size="10.5pt" style:font-size-asian="10.5pt" fo:language="tr" fo:country="TR"/>
    </style:style>
    <style:style style:name="T6" style:parent-style-name="DefaultParagraphFont" style:family="text">
      <style:text-properties fo:font-size="10.5pt" style:font-size-asian="10.5pt" fo:language="tr" fo:country="TR"/>
    </style:style>
    <style:style style:name="T7" style:parent-style-name="DefaultParagraphFont" style:family="text">
      <style:text-properties fo:font-size="10.5pt" style:font-size-asian="10.5pt" fo:language="tr" fo:country="TR"/>
    </style:style>
    <style:style style:name="T8" style:parent-style-name="DefaultParagraphFont" style:family="text">
      <style:text-properties fo:font-size="10.5pt" style:font-size-asian="10.5pt" fo:language="tr" fo:country="TR"/>
    </style:style>
    <style:style style:name="T9" style:parent-style-name="DefaultParagraphFont" style:family="text">
      <style:text-properties fo:font-size="10.5pt" style:font-size-asian="10.5pt" fo:language="tr" fo:country="TR"/>
    </style:style>
    <style:style style:name="T10" style:parent-style-name="DefaultParagraphFont" style:family="text">
      <style:text-properties fo:font-size="10.5pt" style:font-size-asian="10.5pt" fo:language="tr" fo:country="TR"/>
    </style:style>
    <style:style style:name="T11" style:parent-style-name="DefaultParagraphFont" style:family="text">
      <style:text-properties fo:font-size="10.5pt" style:font-size-asian="10.5pt" fo:language="tr" fo:country="TR"/>
    </style:style>
    <style:style style:name="T12" style:parent-style-name="DefaultParagraphFont" style:family="text">
      <style:text-properties fo:font-size="10.5pt" style:font-size-asian="10.5pt" fo:language="tr" fo:country="TR"/>
    </style:style>
    <style:style style:name="T13" style:parent-style-name="DefaultParagraphFont" style:family="text">
      <style:text-properties fo:font-size="10.5pt" style:font-size-asian="10.5pt" fo:language="tr" fo:country="TR"/>
    </style:style>
    <style:style style:name="P14" style:parent-style-name="Standard" style:family="paragraph">
      <style:text-properties fo:font-size="10.5pt" style:font-size-asian="10.5pt" fo:language="tr" fo:country="TR"/>
    </style:style>
  </office:automatic-styles>
  <office:body>
    <office:text text:use-soft-page-breaks="true">
      <text:p text:style-name="P1"><text:a xlink:href="http://www.google.com/url?q=http://JAMENDO.COM&amp;usg=AFQjCNH39_dget25aj_JEdEmAlxmZTzCyA" office:target-frame-name="_top" xlink:show="replace">JAMENDO.COM</text:a><text:span text:style-name="T2"><text:s/>– Creative Commons lisansları kapsamında dünyanın en büyük müzik kataloğu!</text:span></text:p>
      <text:p text:style-name="P3">DİKKATİNİZE</text:p>
      <text:p text:style-name="P4">Bu sürüm <text:s/>Android 1.5 (Cupcake) desteğine son vermektedir, bunun nedeni yeni işlevler ve öngördüğümüz gelecek işlevlerin bu platformda sunulamamasıdır.</text:p>
      <text:p text:style-name="Textbody"><text:span text:style-name="T5">0.9 serisinin en</text:span><text:span text:style-name="T6"><text:s/>son sürümü, ki Android 1.5'i destekler:<text:s/></text:span><text:a xlink:href="http://bit.ly/jrYrtp" office:target-frame-name="_top" xlink:show="replace">http://bit.ly/jrYrtp</text:a></text:p>
      <text:p text:style-name="Textbody"><text:span text:style-name="T7">Sorunları lütfen şu adrese bildiriniz (mümkünse İngilizce olarak):<text:s/></text:span><text:a xlink:href="mailto:android@teleca.com" office:target-frame-name="_top" xlink:show="replace">android@teleca.com</text:a></text:p>
      <text:p text:style-name="Textbody"><text:span text:style-name="T8">Daha fazla bilgi için Jamendo Player sitesini ziyaret ediniz:<text:s/></text:span><text:a xlink:href="http://www.google.com/url?q=http://telecapoland.github.com/jamendo-android/&amp;usg=AFQjCNE3XVpvq2HSkhWR8WdLwBjAZp5gbA" office:target-frame-name="_top" xlink:show="replace">http://telecapoland.github.com/jamendo-android/</text:a></text:p>
      <text:p text:style-name="Textbody"><text:span text:style-name="T9">Dünyanın her köşesinden bağımsız sanatçıları keşfedin, yapıtlarını dinleyin, indirin ve paylaşın. <text:s text:c="4"/></text:span><text:a xlink:href="http://www.google.com/url?q=http://JAMENDO.COM&amp;usg=AFQjCNH39_dget25aj_JEdEmAlxmZTzCyA" office:target-frame-name="_top" xlink:show="replace">JAMENDO.COM</text:a><text:span text:style-name="T10"><text:s/>bulabileceğiniz Creative Common</text:span><text:span text:style-name="T11">s lisansları kapsamındaki en büyük müzik kataloğunu sunar! Tamamen ücretsiz, yasal ve sınırsızdır!</text:span></text:p>
      <text:p text:style-name="Textbody"><text:span text:style-name="T12">Kaynak kod:</text:span><text:span text:style-name="T13"><text:line-break/></text:span><text:a xlink:href="http://bit.ly/aJqVdk" office:target-frame-name="_top" xlink:show="replace">http://bit.ly/aJqVdk</text:a>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zogzog User</meta:initial-creator>
    <dc:creator>Marcin Gil</dc:creator>
    <meta:creation-date>2011-07-10T21:31:00Z</meta:creation-date>
    <dc:date>2011-08-29T10:56:00Z</dc:date>
    <meta:template xlink:href="Normal.dotm" xlink:type="simple"/>
    <meta:editing-cycles>5</meta:editing-cycles>
    <meta:editing-duration>PT1020S</meta:editing-duration>
    <meta:document-statistic meta:page-count="1" meta:paragraph-count="2" meta:word-count="188" meta:character-count="1258" meta:row-count="8" meta:non-whitespace-character-count="1072"/>
  </office:meta>
</office:document-meta>
</file>